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1871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Elara y las Sombras del Terror</text:span></text:h>
      <text:p text:style-name="Text_20_body">Elara encontró los planos del castillo escondidos entre las páginas de un libro que parecía inofensivo. Los desplegó sobre un atril cercano, sus ojos recorrie<text:span text:style-name="T1">ron</text:span> frenéticamente las líneas y anotaciones. Allí, en una esquina casi invisible del pergamino, descubrió la clave: una puerta sumergida bajo el lago subterráneo. Una palanca de hierro oculta en las mazmorras podía drenar el agua, revelando un pasaje hacia la libertad.</text:p>
      <text:p text:style-name="Text_20_body">La esperanza chispeó en su interior, pero apenas había comenzado a analizar los detalles cuando sintió un escalofrío recorrerle la espalda. Bajó la mirada y vio cómo <text:span text:style-name="Strong_20_Emphasis">la nube púrpura</text:span> se deslizaba por debajo de la puerta de la biblioteca, arrastrándose como un depredador que olfatea a su presa.</text:p>
      <text:p text:style-name="Text_20_body">El humo avanzaba lentamente, pero con una densidad aterradora, como si estuviera cargado de odio puro. Se extendía por el suelo como una mancha de aceite vivo, llenando cada grieta y rincón, subiendo con pesadez por las patas de las mesas y estanterías, consumiendo el espacio a su alrededor.</text:p>
      <text:p text:style-name="Text_20_body">Elara intentó moverse, pero sus pies parecían atornillados al suelo. La nube se acercaba, rodeándola, y entonces comenzó a cambiar. <text:span text:style-name="Strong_20_Emphasis">Figuras fantasmales</text:span> emergieron de la niebla, sus formas humanoides retorcidas y deformadas por el sufrimiento. Rostros pálidos y huesudos, con ojos vacíos como pozos sin fondo, la miraban fijamente.</text:p>
      <text:p text:style-name="Text_20_body">Algunas de las figuras se desintegraban lentamente en humo, regresando a la nube que las había creado, mientras otras nuevas tomaban forma, levantándose como espectros recién despertados de sus tumbas. Un coro de susurros llenó el aire, voces sin palabras, como si estuvieran hablando directamente a su alma.</text:p>
      <text:p text:style-name="Text_20_body">Elara quería gritar, pero no podía. El terror la había dejado rígida, incapaz de mover un solo músculo. La habían visto.</text:p>
      <text:p text:style-name="Text_20_body">Los espectros comenzaron a girar lentamente a su alrededor, acercándose cada vez más. Sus manos alargadas, translúcidas, casi la tocaban, pero no lo hacían. La atmósfera era irrespirable, cargada de un frío antinatural que parecía calar hasta los huesos.</text:p>
      <text:p text:style-name="Text_20_body">Y entonces, sin previo aviso, todas las figuras se desmoronaron. La nube púrpura se retiró, deslizándose rápidamente hacia la puerta y desapareciendo en el pasillo como si nunca hubiera estado allí.</text:p>
      <text:p text:style-name="Horizontal_20_Line"/>
      <text:h text:style-name="Heading_20_3" text:outline-level="3"><text:span text:style-name="Strong_20_Emphasis">La Aparición de Morgerathus</text:span></text:h>
      <text:p text:style-name="Text_20_body">Elara quedó sola. El silencio en la biblioteca era ahora más aterrador que los susurros de los espectros. Su respiración era irregular, su cuerpo temblaba incontrolablemente. El miedo seguía aferrado a ella como una garra invisible.</text:p>
      <text:p text:style-name="Text_20_body">Se forzó <text:span text:style-name="T1">por</text:span> moverse. Con <text:span text:style-name="T1">sus </text:span>manos temblorosas, recogió los planos del castillo, los enrolló apresuradamente, y sin apartar la vista de la entrada, los guardó. Su mente le gritaba que huyera, pero antes de que pudiera dar un paso, sintió <text:span text:style-name="Strong_20_Emphasis">una ráfaga de aire helado</text:span> en su espalda.</text:p>
      <text:p text:style-name="Text_20_body">Se giró instintivamente, y allí estaba <text:span text:style-name="Strong_20_Emphasis">Morgerathus</text:span>.</text:p>
      <text:p text:style-name="Text_20_body"><text:soft-page-break/>El mago se alzaba imponente, envuelto en una sombra que parecía devorar la luz. Su rostro estaba parcialmente oculto bajo la capucha de su capa, pero los ojos brillaban como carbones encendidos en la oscuridad. Extendió lentamente sus brazos hacia Elara, sus manos huesudas rodeadas de un aura púrpura que chisporroteaba con energía maligna.</text:p>
      <text:p text:style-name="Text_20_body">Elara sintió cómo el frío del terror la atravesaba como un cuchillo. Su sangre pareció helarse, y por un instante, el tiempo se detuvo. El pánico la dejó sin aliento, inmovilizada como una presa atrapada bajo la mirada de un depredador.</text:p>
      <text:p text:style-name="Text_20_body">Pero entonces, su instinto de supervivencia tomó el control. Dio un paso atrás, tropezó con un atril y casi cayó. Se recuperó y, sin pensarlo dos veces, <text:span text:style-name="Strong_20_Emphasis">corrió</text:span>.</text:p>
      <text:p text:style-name="Horizontal_20_Line"/>
      <text:h text:style-name="Heading_20_3" text:outline-level="3"><text:span text:style-name="Strong_20_Emphasis">La Huida</text:span></text:h>
      <text:p text:style-name="Text_20_body">Elara salió disparada hacia la puerta de la biblioteca, cruzándola justo cuando el humo púrpura comenzaba a regresar desde el pasillo. Sus pasos resonaban en el suelo de mármol, un eco desesperado que se mezclaba con el sonido de su respiración agitada.</text:p>
      <text:p text:style-name="Text_20_body">Detrás de ella, Morgerathus avanzaba lentamente, pero su presencia lo llenaba todo. La sombra que lo rodeaba parecía extenderse por las paredes, como si el castillo mismo respondiera a su poder.</text:p>
      <text:p text:style-name="Text_20_body">Elara llegó a la escalera y comenzó a descender a toda velocidad, casi resbalando en los peldaños de piedra húmeda. Podía sentir el aire frío tras ella, podía oír el murmullo siniestro de la magia que perseguía cada uno de sus pasos.</text:p>
      <text:p text:style-name="Text_20_body">Sabía que no tenía mucho tiempo. <text:span text:style-name="Strong_20_Emphasis">La salida estaba cerca, pero también lo estaba Morgerathus.</text:span></text:p>
      <text:p text:style-name="Text_20_body">¿Qué opinas? ¿Quieres añadir más detalles a esta escena o pasamos al próximo fragment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6T13:06:30.510000000</meta:creation-date>
    <dc:date>2025-01-26T13:12:02.930000000</dc:date>
    <meta:editing-duration>PT5M33S</meta:editing-duration>
    <meta:editing-cycles>1</meta:editing-cycles>
    <meta:document-statistic meta:table-count="0" meta:image-count="0" meta:object-count="0" meta:page-count="2" meta:paragraph-count="22" meta:word-count="723" meta:character-count="4445" meta:non-whitespace-character-count="3744"/>
    <meta:generator>LibreOffice/7.3.5.2$Windows_X86_64 LibreOffice_project/184fe81b8c8c30d8b5082578aee2fed2ea847c01</meta:generator>
  </office:meta>
</office:document-meta>
</file>